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50690909091" calcext:value-type="float">
            <text:p>1.3195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811531034483" calcext:value-type="float">
            <text:p>1.44811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5692" calcext:value-type="float">
            <text:p>1.531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38151724138" calcext:value-type="float">
            <text:p>1.51538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5976" calcext:value-type="float">
            <text:p>1.4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1288" calcext:value-type="float">
            <text:p>1.38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54137931035" calcext:value-type="float">
            <text:p>1.3755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47552" calcext:value-type="float">
            <text:p>1.1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18537931035" calcext:value-type="float">
            <text:p>1.19418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5088" calcext:value-type="float">
            <text:p>1.12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50671428571" calcext:value-type="float">
            <text:p>1.16950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5032" calcext:value-type="float">
            <text:p>1.1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888206451613" calcext:value-type="float">
            <text:p>1.108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8224" calcext:value-type="float">
            <text:p>1.1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99122580645" calcext:value-type="float">
            <text:p>1.2079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112" calcext:value-type="float">
            <text:p>1.1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4827870967742" calcext:value-type="float">
            <text:p>0.9948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764438709677" calcext:value-type="float">
            <text:p>1.087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9304" calcext:value-type="float">
            <text:p>1.01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4041290322581" calcext:value-type="float">
            <text:p>0.994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32288" calcext:value-type="float">
            <text:p>1.04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091096774194" calcext:value-type="float">
            <text:p>0.9500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0157142857" calcext:value-type="float">
            <text:p>1.13380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28696774194" calcext:value-type="float">
            <text:p>1.079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84387096774" calcext:value-type="float">
            <text:p>1.122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7352" calcext:value-type="float">
            <text:p>1.20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51303225807" calcext:value-type="float">
            <text:p>1.1305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0112" calcext:value-type="float">
            <text:p>1.25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60529032258" calcext:value-type="float">
            <text:p>1.3156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79974193548" calcext:value-type="float">
            <text:p>1.236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7388" calcext:value-type="float">
            <text:p>1.18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43096774194" calcext:value-type="float">
            <text:p>1.088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8864" calcext:value-type="float">
            <text:p>1.17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88490322581" calcext:value-type="float">
            <text:p>1.1438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740371428571" calcext:value-type="float">
            <text:p>1.1074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50077419355" calcext:value-type="float">
            <text:p>1.2045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94012903226" calcext:value-type="float">
            <text:p>1.3399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5376" calcext:value-type="float">
            <text:p>1.3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13690322581" calcext:value-type="float">
            <text:p>1.2551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8872" calcext:value-type="float">
            <text:p>1.40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41677419355" calcext:value-type="float">
            <text:p>1.294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81496774194" calcext:value-type="float">
            <text:p>1.493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0812" calcext:value-type="float">
            <text:p>1.31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67664516129" calcext:value-type="float">
            <text:p>1.1736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1768" calcext:value-type="float">
            <text:p>1.2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41290322581" calcext:value-type="float">
            <text:p>1.177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107" calcext:value-type="float">
            <text:p>1.237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89406451613" calcext:value-type="float">
            <text:p>1.2048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46580645161" calcext:value-type="float">
            <text:p>1.379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9976" calcext:value-type="float">
            <text:p>1.45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17470967742" calcext:value-type="float">
            <text:p>1.496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5816" calcext:value-type="float">
            <text:p>1.42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732593548387" calcext:value-type="float">
            <text:p>1.317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282038709677" calcext:value-type="float">
            <text:p>1.352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93092" calcext:value-type="float">
            <text:p>1.229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96361290323" calcext:value-type="float">
            <text:p>1.109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2392" calcext:value-type="float">
            <text:p>1.17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59432258065" calcext:value-type="float">
            <text:p>1.3015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39406896552" calcext:value-type="float">
            <text:p>1.1953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68283870968" calcext:value-type="float">
            <text:p>1.284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33574193548" calcext:value-type="float">
            <text:p>1.334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5184" calcext:value-type="float">
            <text:p>1.3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54541935484" calcext:value-type="float">
            <text:p>1.5125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1448" calcext:value-type="float">
            <text:p>1.51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73935483871" calcext:value-type="float">
            <text:p>1.392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60232258065" calcext:value-type="float">
            <text:p>1.3656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6796" calcext:value-type="float">
            <text:p>1.195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235793548387" calcext:value-type="float">
            <text:p>1.192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1144" calcext:value-type="float">
            <text:p>1.3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68657142857" calcext:value-type="float">
            <text:p>1.35668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19974193548" calcext:value-type="float">
            <text:p>1.389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78374193548" calcext:value-type="float">
            <text:p>1.4897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45161290323" calcext:value-type="float">
            <text:p>1.585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9712" calcext:value-type="float">
            <text:p>1.57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61006451613" calcext:value-type="float">
            <text:p>1.5996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15496774194" calcext:value-type="float">
            <text:p>1.5471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1468" calcext:value-type="float">
            <text:p>1.276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07406451613" calcext:value-type="float">
            <text:p>1.502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4216" calcext:value-type="float">
            <text:p>1.41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24258064516" calcext:value-type="float">
            <text:p>1.363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32542857143" calcext:value-type="float">
            <text:p>1.4063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87806451613" calcext:value-type="float">
            <text:p>1.4578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7168" calcext:value-type="float">
            <text:p>1.51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75034482759" calcext:value-type="float">
            <text:p>1.5497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99883870968" calcext:value-type="float">
            <text:p>1.5269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8752" calcext:value-type="float">
            <text:p>1.69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83974193548" calcext:value-type="float">
            <text:p>1.5568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5032" calcext:value-type="float">
            <text:p>1.76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12827586207" calcext:value-type="float">
            <text:p>1.57812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8632" calcext:value-type="float">
            <text:p>1.47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57420689655" calcext:value-type="float">
            <text:p>1.38857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58981818182" calcext:value-type="float">
            <text:p>1.53258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02755555556" calcext:value-type="float">
            <text:p>1.5610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40176" calcext:value-type="float">
            <text:p>1.61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69264516129" calcext:value-type="float">
            <text:p>1.682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2208" calcext:value-type="float">
            <text:p>1.74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16903225806" calcext:value-type="float">
            <text:p>1.8071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7136" calcext:value-type="float">
            <text:p>1.84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09212903226" calcext:value-type="float">
            <text:p>1.794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07651612903" calcext:value-type="float">
            <text:p>1.7920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372" calcext:value-type="float">
            <text:p>1.7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95716129032" calcext:value-type="float">
            <text:p>1.549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524" calcext:value-type="float">
            <text:p>1.39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20082758621" calcext:value-type="float">
            <text:p>1.35720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93741935484" calcext:value-type="float">
            <text:p>1.2199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6376" calcext:value-type="float">
            <text:p>1.2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36774193548" calcext:value-type="float">
            <text:p>1.209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7048" calcext:value-type="float">
            <text:p>1.2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54864516129" calcext:value-type="float">
            <text:p>1.292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92129032258" calcext:value-type="float">
            <text:p>1.176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59388" calcext:value-type="float">
            <text:p>1.135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58576" calcext:value-type="float">
            <text:p>1.09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66864516129" calcext:value-type="float">
            <text:p>1.109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145" calcext:value-type="float">
            <text:p>1.16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67948387097" calcext:value-type="float">
            <text:p>1.208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743587096774" calcext:value-type="float">
            <text:p>1.287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8752" calcext:value-type="float">
            <text:p>1.31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31948387097" calcext:value-type="float">
            <text:p>1.376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78896551724" calcext:value-type="float">
            <text:p>1.3857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8504" calcext:value-type="float">
            <text:p>1.2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81548387097" calcext:value-type="float">
            <text:p>1.153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681517241379" calcext:value-type="float">
            <text:p>1.0568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38916129032" calcext:value-type="float">
            <text:p>1.196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96624" calcext:value-type="float">
            <text:p>1.15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76348387097" calcext:value-type="float">
            <text:p>1.1187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024" calcext:value-type="float">
            <text:p>1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182012903226" calcext:value-type="float">
            <text:p>1.141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72696774194" calcext:value-type="float">
            <text:p>1.170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0472" calcext:value-type="float">
            <text:p>1.1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598722580645" calcext:value-type="float">
            <text:p>1.1759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908" calcext:value-type="float">
            <text:p>1.29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25948387097" calcext:value-type="float">
            <text:p>1.2772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935612903226" calcext:value-type="float">
            <text:p>1.239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4492" calcext:value-type="float">
            <text:p>1.206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8272" calcext:value-type="float">
            <text:p>1.18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23870967742" calcext:value-type="float">
            <text:p>1.246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055" calcext:value-type="float">
            <text:p>1.202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08425806452" calcext:value-type="float">
            <text:p>1.2640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46761290323" calcext:value-type="float">
            <text:p>1.332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1224" calcext:value-type="float">
            <text:p>1.2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86206451613" calcext:value-type="float">
            <text:p>1.3298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884" calcext:value-type="float">
            <text:p>1.48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43741935484" calcext:value-type="float">
            <text:p>1.410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353187096774" calcext:value-type="float">
            <text:p>1.293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8344" calcext:value-type="float">
            <text:p>1.2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63909677419" calcext:value-type="float">
            <text:p>1.1436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7582" calcext:value-type="float">
            <text:p>1.22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17316129032" calcext:value-type="float">
            <text:p>1.373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80413793103" calcext:value-type="float">
            <text:p>1.3758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90477419355" calcext:value-type="float">
            <text:p>1.3889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4768" calcext:value-type="float">
            <text:p>1.50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66916129032" calcext:value-type="float">
            <text:p>1.5316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3184" calcext:value-type="float">
            <text:p>1.58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01961290323" calcext:value-type="float">
            <text:p>1.558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136283870968" calcext:value-type="float">
            <text:p>1.391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0876" calcext:value-type="float">
            <text:p>1.28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02580645161" calcext:value-type="float">
            <text:p>1.288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412" calcext:value-type="float">
            <text:p>1.231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67767741936" calcext:value-type="float">
            <text:p>1.2556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14571428571" calcext:value-type="float">
            <text:p>1.3291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76064516129" calcext:value-type="float">
            <text:p>1.4647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98311111111" calcext:value-type="float">
            <text:p>1.65698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56" calcext:value-type="float">
            <text:p>1.7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556" calcext:value-type="float">
            <text:p>1.7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26338461539" calcext:value-type="float">
            <text:p>1.81426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15288888889" calcext:value-type="float">
            <text:p>1.8441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20088888889" calcext:value-type="float">
            <text:p>1.84720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636" calcext:value-type="float">
            <text:p>1.78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71466666667" calcext:value-type="float">
            <text:p>1.7387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07323076923" calcext:value-type="float">
            <text:p>1.55307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7" calcext:value-type="float">
            <text:p>1.7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2" calcext:value-type="float">
            <text:p>1.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65013333333" calcext:value-type="float">
            <text:p>1.53565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56622222222" calcext:value-type="float">
            <text:p>1.63756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686" calcext:value-type="float">
            <text:p>1.67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49353846154" calcext:value-type="float">
            <text:p>1.63349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63457142857" calcext:value-type="float">
            <text:p>1.7026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3968" calcext:value-type="float">
            <text:p>1.4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24662068966" calcext:value-type="float">
            <text:p>1.37324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85085714286" calcext:value-type="float">
            <text:p>1.3648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62124137931" calcext:value-type="float">
            <text:p>1.3576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63138461539" calcext:value-type="float">
            <text:p>1.45663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341020689655" calcext:value-type="float">
            <text:p>1.4734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17522580645" calcext:value-type="float">
            <text:p>1.5371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52346666667" calcext:value-type="float">
            <text:p>1.58052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18993548387" calcext:value-type="float">
            <text:p>1.626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3144" calcext:value-type="float">
            <text:p>1.6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6516129032" calcext:value-type="float">
            <text:p>1.7282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93096774194" calcext:value-type="float">
            <text:p>1.6599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45992" calcext:value-type="float">
            <text:p>1.64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170374193548" calcext:value-type="float">
            <text:p>1.6117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3612" calcext:value-type="float">
            <text:p>1.518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2464516129" calcext:value-type="float">
            <text:p>1.480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97020689655" calcext:value-type="float">
            <text:p>1.50897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453780645161" calcext:value-type="float">
            <text:p>1.574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232" calcext:value-type="float">
            <text:p>1.6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51" calcext:value-type="float">
            <text:p>1.66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11070967742" calcext:value-type="float">
            <text:p>1.7461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94813793103" calcext:value-type="float">
            <text:p>1.76594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1736" calcext:value-type="float">
            <text:p>1.7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6416" calcext:value-type="float">
            <text:p>1.6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35236363636" calcext:value-type="float">
            <text:p>1.57235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88703448276" calcext:value-type="float">
            <text:p>1.3558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06016" calcext:value-type="float">
            <text:p>1.4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907022222222" calcext:value-type="float">
            <text:p>1.4790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1148" calcext:value-type="float">
            <text:p>1.528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22" calcext:value-type="float">
            <text:p>1.50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2764137931" calcext:value-type="float">
            <text:p>1.5152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1672" calcext:value-type="float">
            <text:p>1.61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20703448276" calcext:value-type="float">
            <text:p>1.63020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2832" calcext:value-type="float">
            <text:p>1.40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724571428571" calcext:value-type="float">
            <text:p>1.3672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20248275862" calcext:value-type="float">
            <text:p>1.6332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1192" calcext:value-type="float">
            <text:p>1.4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46703448276" calcext:value-type="float">
            <text:p>1.4244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9076" calcext:value-type="float">
            <text:p>1.36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59644444444" calcext:value-type="float">
            <text:p>1.39959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4968" calcext:value-type="float">
            <text:p>1.4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89212903226" calcext:value-type="float">
            <text:p>1.3368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3744" calcext:value-type="float">
            <text:p>1.3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02735483871" calcext:value-type="float">
            <text:p>1.411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6548" calcext:value-type="float">
            <text:p>1.40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20232258065" calcext:value-type="float">
            <text:p>1.2132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38735483871" calcext:value-type="float">
            <text:p>1.243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3848" calcext:value-type="float">
            <text:p>1.4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09406451613" calcext:value-type="float">
            <text:p>1.2810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47856" calcext:value-type="float">
            <text:p>1.15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00980645161" calcext:value-type="float">
            <text:p>1.1600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714171428571" calcext:value-type="float">
            <text:p>1.2971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56541935484" calcext:value-type="float">
            <text:p>1.291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50464516129" calcext:value-type="float">
            <text:p>1.3215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7592" calcext:value-type="float">
            <text:p>1.2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86580645161" calcext:value-type="float">
            <text:p>1.5318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9488" calcext:value-type="float">
            <text:p>1.5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42064516129" calcext:value-type="float">
            <text:p>1.4114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89974193548" calcext:value-type="float">
            <text:p>1.2748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342" calcext:value-type="float">
            <text:p>1.46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98980645161" calcext:value-type="float">
            <text:p>1.3809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5744" calcext:value-type="float">
            <text:p>1.34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825432258065" calcext:value-type="float">
            <text:p>1.2482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97103448276" calcext:value-type="float">
            <text:p>1.26597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45100074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67819354839" calcext:value-type="float">
            <text:p>1.296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02" meta:object-count="0"/>
    <meta:user-defined meta:name="AppVersion">3.0</meta:user-defined>
  </office:meta>
</office:document-meta>
</file>